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5d214" officeooo:paragraph-rsid="0005d214"/>
    </style:style>
    <style:style style:name="P2" style:family="paragraph" style:parent-style-name="Standard">
      <style:paragraph-properties fo:text-align="start" style:justify-single-word="false"/>
      <style:text-properties officeooo:rsid="0005d214" officeooo:paragraph-rsid="0005d2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go-LOAM</text:p>
      <text:p text:style-name="P1"/>
      <text:p text:style-name="P2"/>
      <text:p text:style-name="P2"/>
      <text:p text:style-name="P2">Lego_LOAM is implemented in particular for UGVs. The SLAM solution is based on LOAM, and has the same concurrent algorithm structure. Compared to LOAM, improvements include, but are not limited to the introduction of a pose-graph optimization, a segmentation step prior to feature extraction, reduction in features required in both algorithms and exploit of the presence of a ground plane. The latter is easily removed, and should thus not introduce a problem for a USV, where no ground plane is present. Results of the method run on the KITTI benchmark data-set indicates that Lego-LOAM is much superior to LOAM both in run-time an pose estimation error.</text:p>
      <text:p text:style-name="P2"/>
      <text:p text:style-name="P2"/>
      <text:p text:style-name="P2">Needless to say, the solution is highly interesting, and extensive attempts were made to try it. Being freshly introduced as it is, the open-source code from RobustFieldAutonomyLab seem to be having some teething trouble, as the visualization program would crash every time the program was run on different LIDAR data. Message boards proved many others were experiencing the same issues, and attempts to fix the problem was unsuccess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5T15:05:34.042096294</meta:creation-date>
    <dc:date>2021-10-15T15:14:35.995969641</dc:date>
    <meta:editing-duration>PT9M2S</meta:editing-duration>
    <meta:editing-cycles>1</meta:editing-cycles>
    <meta:document-statistic meta:table-count="0" meta:image-count="0" meta:object-count="0" meta:page-count="1" meta:paragraph-count="3" meta:word-count="175" meta:character-count="1101" meta:non-whitespace-character-count="929"/>
    <meta:generator>LibreOffice/6.0.7.3$Linux_X86_64 LibreOffice_project/00m0$Build-3</meta:generator>
  </office:meta>
</office:document-meta>
</file>